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48" style:family="text">
      <style:text-properties fo:font-size="12.00pt" fo:font-weight="normal" fo:font-family="'Liberation Serif'" style:font-family-asian="'Liberation Serif'" style:font-family-complex="'Liberation Serif'"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50" style:family="text">
      <style:text-properties fo:font-size="12.00pt" fo:font-weight="normal" fo:font-family="'Liberation Serif'" style:font-family-asian="'Liberation Serif'" style:font-family-complex="'Liberation Serif'"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Liberation Serif'" style:font-family-asian="'Liberation Serif'" style:font-family-complex="'Liberation Serif'"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bold" fo:font-family="'Liberation Serif'" style:font-family-asian="'Liberation Serif'" style:font-family-complex="'Liberation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Liberation Serif'" style:font-family-asian="'Liberation Serif'" style:font-family-complex="'Liberation Serif'"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88" style:family="text">
      <style:text-properties fo:font-size="12.00pt" fo:font-weight="normal" fo:font-family="'Liberation Serif'" style:font-family-asian="'Liberation Serif'" style:font-family-complex="'Liberation Serif'"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Liberation Serif'" style:font-family-asian="'Liberation Serif'" style:font-family-complex="'Liberation Serif'"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Liberation Serif'" style:font-family-asian="'Liberation Serif'" style:font-family-complex="'Liberation Serif'"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fo:font-style="italic"/>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bold" fo:font-family="'Liberation Serif'" style:font-family-asian="'Liberation Serif'" style:font-family-complex="'Liberation Serif'"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116" style:family="text">
      <style:text-properties fo:font-size="12.00pt" fo:font-weight="normal" fo:font-family="'Liberation Serif'" style:font-family-asian="'Liberation Serif'" style:font-family-complex="'Liberation Serif'"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bold" fo:font-family="'Liberation Serif'" style:font-family-asian="'Liberation Serif'" style:font-family-complex="'Liberation Serif'"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style:style>
    <style:style style:name="T123" style:family="text">
      <style:text-properties fo:font-size="12.00pt" fo:font-weight="bold" fo:font-family="'Liberation Serif'" style:font-family-asian="'Liberation Serif'" style:font-family-complex="'Liberation Serif'" fo:background-color="transparent" style:use-window-font-color="true"/>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2" style:family="paragraph">
      <style:paragraph-properties fo:line-height="100.00%" fo:text-align="left"/>
    </style:style>
    <style:style style:name="P3"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30" style:family="paragraph">
      <style:paragraph-properties fo:line-height="100.00%" fo:text-align="left"/>
    </style:style>
    <style:style style:name="P31"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36" style:family="paragraph">
      <style:paragraph-properties fo:line-height="100.00%" fo:text-align="lef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00.00%" fo:text-align="left" fo:margin-left="-18.00pt" fo:text-indent="18.00pt"/>
    </style:style>
    <style:style style:name="P38"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41" style:family="paragraph">
      <style:paragraph-properties fo:line-height="100.00%" fo:text-align="left"/>
    </style:style>
    <style:style style:name="P42"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43" style:family="paragraph">
      <style:paragraph-properties fo:line-height="100.00%" fo:text-align="left"/>
    </style:style>
    <style:style style:name="P44"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45" style:family="paragraph">
      <style:paragraph-properties fo:line-height="100.00%" fo:text-align="left"/>
    </style:style>
    <style:style style:name="P46"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47"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48" style:family="paragraph">
      <style:paragraph-properties fo:line-height="100.00%" fo:text-align="left"/>
    </style:style>
    <style:style style:name="P49" style:family="paragraph">
      <style:paragraph-properties fo:line-height="100.00%" fo:text-align="left" fo:margin-left="2.75pt" fo:text-indent="-2.75pt">
        <style:tab-stops>
          <style:tab-stop style:position="123.50pt"/>
          <style:tab-stop style:position="3286.90pt" style:type="center"/>
        </style:tab-stops>
      </style:paragraph-properties>
    </style:style>
    <style:style style:name="P50" style:family="paragraph">
      <style:paragraph-properties fo:line-height="100.00%" fo:text-align="left" fo:margin-left="0.50pt" fo:text-indent="-0.50pt">
        <style:tab-stops>
          <style:tab-stop style:position="125.75pt"/>
          <style:tab-stop style:position="3289.15pt" style:type="center"/>
        </style:tab-stops>
      </style:paragraph-properties>
    </style:style>
    <style:style style:name="TableColumn0100" style:family="table-column">
      <style:table-column-properties style:column-width="1.753472in"/>
    </style:style>
    <style:style style:name="TableColumn0101" style:family="table-column">
      <style:table-column-properties style:column-width="5.201389in"/>
    </style:style>
    <style:style style:name="Table01" style:family="table">
      <style:table-properties style:width="6.9548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1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0" style:family="table-row">
      <style:table-row-properties/>
    </style:style>
    <style:style style:name="TableCell012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1" style:family="table-row">
      <style:table-row-properties/>
    </style:style>
    <style:style style:name="TableCell012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22" style:family="table-row">
      <style:table-row-properties style:min-row-height="2.791667in"/>
    </style:style>
    <style:style style:name="TableCell012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2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able:table table:style-name="Table01">
        <table:table-column table:style-name="TableColumn0100"/>
        <table:table-column table:style-name="TableColumn0101"/>
        <table:table-row table:style-name="TableRow0100">
          <table:table-cell table:style-name="TableCell010000">
            <text:p text:style-name="P2"><text:span text:style-name="T2">Pflichtenheft</text:span></text:p>
            <text:p text:style-name="P2"><text:span text:style-name="T3"/></text:p>
            <text:p text:style-name="P2"><text:span text:style-name="T3"/></text:p>
          </table:table-cell>
          <table:table-cell table:style-name="TableCell010001">
            <text:p text:style-name="P2"><text:span text:style-name="T3"/></text:p>
          </table:table-cell>
        </table:table-row>
        <table:table-row table:style-name="TableRow0101">
          <table:table-cell table:style-name="TableCell010100">
            <text:p text:style-name="P4"><text:span text:style-name="T4">Projekt</text:span><text:span text:style-name="T5">:</text:span></text:p>
            <text:p text:style-name="P4"><text:span text:style-name="T5">Autor:</text:span></text:p>
            <text:p text:style-name="P4"><text:span text:style-name="T5">Letzte Änderung:</text:span></text:p>
            <text:p text:style-name="P4"><text:span text:style-name="T5">Dateiablage:</text:span><text:span text:style-name="T6"/></text:p>
          </table:table-cell>
          <table:table-cell table:style-name="TableCell010101">
            <text:p text:style-name="P4"><text:span text:style-name="T7">IT-Komponentenverwaltung</text:span></text:p>
            <text:p text:style-name="P4"><text:span text:style-name="T7">IFA11D</text:span></text:p>
            <text:p text:style-name="P4"><text:span text:style-name="T7">14.05.2014</text:span></text:p>
            <text:p text:style-name="P4"><text:a xlink:href="https://github.com/Projekt-IFA11D/components"><text:span text:style-name="T8">https://github.com/Projekt-IFA11D/components</text:span></text:a><text:span text:style-name="T9"/></text:p>
            <text:p text:style-name="P4"><text:span text:style-name="T10"/></text:p>
          </table:table-cell>
        </table:table-row>
        <table:table-row table:style-name="TableRow0102">
          <table:table-cell table:style-name="TableCell010200">
            <text:p text:style-name="P6"><text:span text:style-name="T11">Ziel des Systems</text:span><text:span text:style-name="T12">:</text:span><text:span text:style-name="T13"/></text:p>
          </table:table-cell>
          <table:table-cell table:style-name="TableCell010201">
            <text:p text:style-name="P6"><text:span text:style-name="T14">Realisierung einer IT-gestützten Verwaltung aller IT-Komponenten an der Martin-Segitz-Schule, B3.</text:span></text:p>
            <text:p text:style-name="P6"><text:span text:style-name="T14">Der Zusatznutzen gegenüber dem bisherigen Verfahren besteht darin, die Verwaltung benutzerfreundlich an einem zentralen Ort zu pflegen, Übersichtlichkeit herzustellen und damit Fehlern im Bestand vorzubeugen.</text:span></text:p>
            <text:p text:style-name="P6"><text:span text:style-name="T15"/></text:p>
            <text:p text:style-name="P6"><text:span text:style-name="T16">Der funktionale Umfang der Benutzeroberfläche ist im Anhang ersichtlich.</text:span></text:p>
            <text:p text:style-name="P6"><text:span text:style-name="T17"/></text:p>
          </table:table-cell>
        </table:table-row>
        <table:table-row table:style-name="TableRow0103">
          <table:table-cell table:style-name="TableCell010300">
            <text:p text:style-name="P8"><text:span text:style-name="T18">Anforderungsliste</text:span><text:span text:style-name="T19">:</text:span><text:span text:style-name="T20"/></text:p>
          </table:table-cell>
          <table:table-cell table:style-name="TableCell010301">
            <text:p text:style-name="P8"><text:span text:style-name="T20"/></text:p>
          </table:table-cell>
        </table:table-row>
        <table:table-row table:style-name="TableRow0104">
          <table:table-cell table:style-name="TableCell010400">
            <text:p text:style-name="P10"><text:span text:style-name="T21">Produktfunktionen</text:span><text:span text:style-name="T22">:</text:span><text:span text:style-name="T23"/></text:p>
          </table:table-cell>
          <table:table-cell table:style-name="TableCell010401">
            <text:p text:style-name="P10"><text:span text:style-name="T24">Die zu speichernden Daten können dem Datenmodell im Anhang entnommen werden.</text:span><text:span text:style-name="T25"/></text:p>
          </table:table-cell>
        </table:table-row>
        <table:table-row table:style-name="TableRow0105">
          <table:table-cell table:style-name="TableCell010500">
            <text:p text:style-name="P12"><text:span text:style-name="T26">1.1</text:span><text:span text:style-name="T27"/></text:p>
          </table:table-cell>
          <table:table-cell table:style-name="TableCell010501">
            <text:p text:style-name="P12"><text:span text:style-name="T28">Erfassung, Bearbeitung, Löschung und Anzeige der Stammdaten von Lieferanten und Räume über eine webbasierte Anwendung in Listenform.</text:span><text:span text:style-name="T29"/></text:p>
          </table:table-cell>
        </table:table-row>
        <table:table-row table:style-name="TableRow0106">
          <table:table-cell table:style-name="TableCell010600">
            <text:p text:style-name="P14"><text:span text:style-name="T30">1.2</text:span><text:span text:style-name="T31"/></text:p>
          </table:table-cell>
          <table:table-cell table:style-name="TableCell010601">
            <text:p text:style-name="P14"><text:span text:style-name="T32">Erfassung von neu eingetroffenen IT Komponenten mit Anzahl, Attributen, Attributswerten in einem benutzerfreundlichen Wizzard. Attribute werden automatisch auf Sinnhaftigkeit überprüft. Es können Einzelkomponenten und Komponenten-Sets erfasst werden.</text:span></text:p>
            <text:p text:style-name="P14"><text:span text:style-name="T32">Einkaufsdatum, Lieferant und eventuelle Zusatzinformationen zu Rechnung oder Gewährleistungen werden ebenfalls erfasst und gespeichert.</text:span><text:span text:style-name="T33"/></text:p>
          </table:table-cell>
        </table:table-row>
        <table:table-row table:style-name="TableRow0107">
          <table:table-cell table:style-name="TableCell010700">
            <text:p text:style-name="P16"><text:span text:style-name="T34">1.3</text:span><text:span text:style-name="T35"/></text:p>
          </table:table-cell>
          <table:table-cell table:style-name="TableCell010701">
            <text:p text:style-name="P16"><text:span text:style-name="T36">Vorhandene Komponenten können über ein Formular beliebig anderen Komponenten und Räumen zugeordnet oder vorhandene Zuordnungen aufgehoben werden.</text:span></text:p>
            <text:p text:style-name="P16"><text:span text:style-name="T36">Nicht zugeordnete Komponenten werden ins Lager transferiert und können von dort aus anderen Komponenten zugeordnet oder ausgemustert werden.</text:span></text:p>
            <text:p text:style-name="P16"><text:span text:style-name="T36">Zuordnungsvorgänge (Ein-/Ausbau) werden zeitlich erfasst und sind somit nachvollziehbar festgehalten.</text:span><text:span text:style-name="T37"/></text:p>
          </table:table-cell>
        </table:table-row>
        <table:table-row table:style-name="TableRow0108">
          <table:table-cell table:style-name="TableCell010800">
            <text:p text:style-name="P18"><text:span text:style-name="T38">1.4</text:span><text:span text:style-name="T39"/></text:p>
          </table:table-cell>
          <table:table-cell table:style-name="TableCell010801">
            <text:p text:style-name="P18"><text:span text:style-name="T40">Der komplette erfasste Bestand wird in einem tabellarisch angelegten Formular angezeigt werden, und kann nach beliebigen Kriterien wie z.B. Attributswerten, Datum, Konfiguration, Ausstattung gefiltert werden.</text:span></text:p>
            <text:p text:style-name="P18"><text:span text:style-name="T40">Detailinformationen zu einzelnen Komponenten können gesondert angezeigt werden.</text:span><text:span text:style-name="T41"/></text:p>
          </table:table-cell>
        </table:table-row>
        <table:table-row table:style-name="TableRow0109">
          <table:table-cell table:style-name="TableCell010900">
            <text:p text:style-name="P20"><text:span text:style-name="T42">Produktdaten</text:span><text:span text:style-name="T43">:</text:span><text:span text:style-name="T44"/></text:p>
          </table:table-cell>
          <table:table-cell table:style-name="TableCell010901">
            <text:p text:style-name="P20"><text:span text:style-name="T45">Die zu speichernden Daten können dem Datenmodell im Anhang entnommen werden.</text:span><text:span text:style-name="T46"/></text:p>
          </table:table-cell>
        </table:table-row>
        <table:table-row table:style-name="TableRow0110">
          <table:table-cell table:style-name="TableCell011000">
            <text:p text:style-name="P22"><text:span text:style-name="T47">Leistungsanforderungen</text:span><text:span text:style-name="T48">/</text:span><text:span text:style-name="T49">Rahmenbedingungen</text:span><text:span text:style-name="T50">:</text:span><text:span text:style-name="T51"/></text:p>
          </table:table-cell>
          <table:table-cell table:style-name="TableCell011001">
            <text:p text:style-name="P22"><text:span text:style-name="T51"/></text:p>
          </table:table-cell>
        </table:table-row>
        <table:table-row table:style-name="TableRow0111">
          <table:table-cell table:style-name="TableCell011100">
            <text:p text:style-name="P24"><text:span text:style-name="T52">2.1</text:span><text:span text:style-name="T53"/></text:p>
          </table:table-cell>
          <table:table-cell table:style-name="TableCell011101">
            <text:p text:style-name="P24"><text:span text:style-name="T54">Entwicklung einer webbasierten Anwendung mit PHP 5.4, Bootstrap 3, jQuery 1.11.0, und HTML.</text:span></text:p>
            <text:p text:style-name="P24"><text:span text:style-name="T54">Die Anwendung wird für eine Client-Server Umgebung in der Martin-Segitz-Schule B3 Fürth entwickelt.</text:span><text:span text:style-name="T55"/></text:p>
          </table:table-cell>
        </table:table-row>
        <table:table-row table:style-name="TableRow0112">
          <table:table-cell table:style-name="TableCell011200">
            <text:p text:style-name="P26"><text:span text:style-name="T56">2.2</text:span><text:span text:style-name="T57"/></text:p>
          </table:table-cell>
          <table:table-cell table:style-name="TableCell011201">
            <text:p text:style-name="P26"><text:span text:style-name="T58">Zentrale und konsistente Speicherung der Daten in einer MySQL Datenbank (v5.6.17.0) unter dem Betriebssystem Windows Server 2008 SP2.</text:span><text:span text:style-name="T59"/></text:p>
          </table:table-cell>
        </table:table-row>
        <table:table-row table:style-name="TableRow0113">
          <table:table-cell table:style-name="TableCell011300">
            <text:p text:style-name="P28"><text:span text:style-name="T60">2.3</text:span><text:span text:style-name="T61"/></text:p>
          </table:table-cell>
          <table:table-cell table:style-name="TableCell011301">
            <text:p text:style-name="P28"><text:span text:style-name="T62">Die Anwendung auf der Benutzerseite ist ausgelegt für einen aktuellen Internet Explorer 10.</text:span><text:span text:style-name="T63"/></text:p>
          </table:table-cell>
        </table:table-row>
        <table:table-row table:style-name="TableRow0114">
          <table:table-cell table:style-name="TableCell011400">
            <text:p text:style-name="P30"><text:span text:style-name="T64">2.4</text:span><text:span text:style-name="T65"/></text:p>
          </table:table-cell>
          <table:table-cell table:style-name="TableCell011401">
            <text:p text:style-name="P30"><text:span text:style-name="T66">Die Dokumentation des Quellcodes erfolgt nach der ISO 9001 Norm.</text:span><text:span text:style-name="T67"/></text:p>
          </table:table-cell>
        </table:table-row>
        <table:table-row table:style-name="TableRow0115">
          <table:table-cell table:style-name="TableCell011500">
            <text:p text:style-name="P32"><text:span text:style-name="T68">2.5</text:span><text:span text:style-name="T69"/></text:p>
          </table:table-cell>
          <table:table-cell table:style-name="TableCell011501">
            <text:p text:style-name="P32"><text:span text:style-name="T70">Das vorhandende Datenbank-Modell wurde übernommen. (siehe Anhang)</text:span><text:span text:style-name="T71"/></text:p>
          </table:table-cell>
        </table:table-row>
        <table:table-row table:style-name="TableRow0116">
          <table:table-cell table:style-name="TableCell011600">
            <text:p text:style-name="P34"><text:span text:style-name="T72">Schnittstellen</text:span><text:span text:style-name="T73"/></text:p>
          </table:table-cell>
          <table:table-cell table:style-name="TableCell011601">
            <text:p text:style-name="P34"><text:span text:style-name="T73"/></text:p>
          </table:table-cell>
        </table:table-row>
        <table:table-row table:style-name="TableRow0117">
          <table:table-cell table:style-name="TableCell011700">
            <text:p text:style-name="P36"><text:span text:style-name="T74">3.1</text:span><text:span text:style-name="T75"/></text:p>
          </table:table-cell>
          <table:table-cell table:style-name="TableCell011701">
            <text:p text:style-name="P36"><text:span text:style-name="T76">Informationsabfrage</text:span></text:p>
            <text:list text:style-name="L37">
              <text:list-item>
                <text:p text:style-name="P37"><text:span text:style-name="T77">Raumweise Darstellung von Komponenten und Komplettsystemen</text:span></text:p>
              </text:list-item>
              <text:list-item>
                <text:p text:style-name="P37"><text:span text:style-name="T77">Bestands/Inventarliste als druckbare Version verfügbar und exportierbar im csv-Format</text:span><text:span text:style-name="T78"/></text:p>
              </text:list-item>
            </text:list>
          </table:table-cell>
        </table:table-row>
        <table:table-row table:style-name="TableRow0118">
          <table:table-cell table:style-name="TableCell011800">
            <text:p text:style-name="P39"><text:span text:style-name="T79">Infrastruktur</text:span><text:span text:style-name="T80"/></text:p>
          </table:table-cell>
          <table:table-cell table:style-name="TableCell011801">
            <text:p text:style-name="P39"><text:span text:style-name="T80"/></text:p>
          </table:table-cell>
        </table:table-row>
        <table:table-row table:style-name="TableRow0119">
          <table:table-cell table:style-name="TableCell011900">
            <text:p text:style-name="P41"><text:span text:style-name="T81">4.1</text:span><text:span text:style-name="T82"/></text:p>
          </table:table-cell>
          <table:table-cell table:style-name="TableCell011901">
            <text:p text:style-name="P41"><text:span text:style-name="T83">Unterrichtsnetz</text:span></text:p>
            <text:p text:style-name="P41"><text:span text:style-name="T84">VLAN10 </text:span></text:p>
            <text:p text:style-name="P41"><text:span text:style-name="T85"/></text:p>
            <text:p text:style-name="P41"><text:span text:style-name="T86">DC-Server</text:span></text:p>
            <text:p text:style-name="P41"><text:span text:style-name="T87">Betriebssystem</text:span><text:span text:style-name="T88">: Windows Server 2008 SP2 </text:span></text:p>
            <text:p text:style-name="P41"><text:span text:style-name="T89">Dienste</text:span><text:span text:style-name="T90">: Domaincontroller, ActiveDirectory, PrintServer, File-Server</text:span></text:p>
            <text:p text:style-name="P41"><text:span text:style-name="T91"/></text:p>
            <text:p text:style-name="P41"><text:span text:style-name="T92">Clients: Systembetreuung, Lehrer/Schüler</text:span></text:p>
            <text:p text:style-name="P41"><text:span text:style-name="T92">Betriebssystem: Windows 7 </text:span></text:p>
            <text:p text:style-name="P41"><text:span text:style-name="T93"/></text:p>
            <text:p text:style-name="P41"><text:span text:style-name="T94">Netzwerkgeräte:</text:span></text:p>
            <text:p text:style-name="P41"><text:span text:style-name="T94">8 Port-Switch (HP ProCurve)</text:span></text:p>
            <text:p text:style-name="P41"><text:span text:style-name="T94">Access PointmitWPA2-Verschlüsselung (über Funkwerk-Router)</text:span><text:span text:style-name="T95"/></text:p>
          </table:table-cell>
        </table:table-row>
        <table:table-row table:style-name="TableRow0120">
          <table:table-cell table:style-name="TableCell012000">
            <text:p text:style-name="P43"><text:span text:style-name="T96">4.2</text:span><text:span text:style-name="T97"/></text:p>
          </table:table-cell>
          <table:table-cell table:style-name="TableCell012001">
            <text:p text:style-name="P43"><text:span text:style-name="T98">Verwaltungsnetz</text:span></text:p>
            <text:p text:style-name="P43"><text:span text:style-name="T99">VLAN 20</text:span></text:p>
            <text:p text:style-name="P43"><text:span text:style-name="T100"/></text:p>
            <text:p text:style-name="P43"><text:span text:style-name="T101">DB-Server</text:span></text:p>
            <text:p text:style-name="P43"><text:span text:style-name="T102">Betriebssystem</text:span><text:span text:style-name="T103">: Windows Server 2008 SP2</text:span></text:p>
            <text:p text:style-name="P43"><text:span text:style-name="T104">Dienste</text:span><text:span text:style-name="T105">: Datenbankserver MySQL v5.6.17.0, Apache Webserver 2</text:span></text:p>
            <text:p text:style-name="P43"><text:span text:style-name="T106"/></text:p>
            <text:p text:style-name="P43"><text:span text:style-name="T107">Clients: Schulleiter, Sekretariat, Mitarbeiter Schulleitung</text:span></text:p>
            <text:p text:style-name="P43"><text:span text:style-name="T107">Betriebssystem: Windows 7<text:s/></text:span><text:span text:style-name="T108"/></text:p>
          </table:table-cell>
        </table:table-row>
        <table:table-row table:style-name="TableRow0121">
          <table:table-cell table:style-name="TableCell012100">
            <text:p text:style-name="P45"><text:span text:style-name="T109">4.3</text:span><text:span text:style-name="T110"/></text:p>
          </table:table-cell>
          <table:table-cell table:style-name="TableCell012101">
            <text:p text:style-name="P45"><text:span text:style-name="T111">Netzwerkgeräte:</text:span></text:p>
            <text:p text:style-name="P45"><text:span text:style-name="T111">8 Port-Switch (HP ProCurve)</text:span></text:p>
            <text:p text:style-name="P45"><text:span text:style-name="T111">Router (Funkwerk) mit Firewall-Funktionalität<text:s/></text:span><text:span text:style-name="T112"/></text:p>
          </table:table-cell>
        </table:table-row>
        <table:table-row table:style-name="TableRow0122">
          <table:table-cell table:style-name="TableCell012200">
            <text:p text:style-name="P48"><text:span text:style-name="T113">4.4</text:span></text:p>
            <text:p text:style-name="P48"><text:span text:style-name="T114"/></text:p>
          </table:table-cell>
          <table:table-cell table:style-name="TableCell012201">
            <text:p text:style-name="P48"><text:span text:style-name="T115">Benutzerverwaltung</text:span><text:span text:style-name="T116">:</text:span></text:p>
            <text:p text:style-name="P48"><text:span text:style-name="T116"/></text:p>
            <text:p text:style-name="P48"><draw:frame text:anchor-type="as-char" svg:width="131.50mm" svg:height="62.18mm" style:rel-width="scale" style:rel-height="scale"><draw:object-ole xlink:href="OleObj1"/><draw:image xlink:href="ObjectReplacements/OleObj1"/></draw:frame><text:span text:style-name="T117"/></text:p>
          </table:table-cell>
        </table:table-row>
      </table:table>
      <text:p text:style-name="P50"><text:span text:style-name="T117"/></text:p>
      <text:p text:style-name="P50"><text:span text:style-name="T118">Termin der Abnahme:<text:s text:c="2"/>14.05.14, 11.15Uhr</text:span></text:p>
      <text:p text:style-name="P50"><text:span text:style-name="T119"/></text:p>
      <text:p text:style-name="P50"><text:span text:style-name="T119"/></text:p>
      <text:p text:style-name="P50"><text:span text:style-name="T120">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span></text:p>
      <text:p text:style-name="P50"><text:span text:style-name="T120">Es gelten keinerlei Anforderungen, die weiteren Dokumenten beschrieben werden, außer dieser detaillieren die im Pflichtenheft bestehenden Anforderungen.</text:span></text:p>
      <text:p text:style-name="P50"><text:span text:style-name="T120">Zusätzliche Anforderungen oder Änderungen an den bestehenden Anforderungen bedürfen der Schriftform.</text:span></text:p>
      <text:p text:style-name="P50"><text:span text:style-name="T121"/></text:p>
      <text:p text:style-name="P50"><text:span text:style-name="T122">Projekt-Aufraggeber</text:span></text:p>
      <text:p text:style-name="P50"><text:span text:style-name="T122"><text:s text:c="32"/>__________________________________________________________</text:span></text:p>
      <text:p text:style-name="P50"><text:span text:style-name="T122"><text:s text:c="32"/>Ort, Datum, Unterschrift</text:span></text:p>
      <text:p text:style-name="P50"><text:span text:style-name="T122">Projekt-Leitung</text:span></text:p>
      <text:p text:style-name="P50"><text:span text:style-name="T122"><text:s text:c="32"/>__________________________________________________________</text:span></text:p>
      <text:p text:style-name="P50"><text:span text:style-name="T123"><text:s text:c="32"/></text:span><text:span text:style-name="T124">Ort, Datum, Unterschrif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